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C" style:family="table-column">
      <style:table-column-properties style:column-width="3.4625in" style:rel-column-width="32768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f0b0" officeooo:paragraph-rsid="0012f0b0"/>
    </style:style>
    <style:style style:name="P2" style:family="paragraph" style:parent-style-name="Standard">
      <style:paragraph-properties fo:text-align="center" style:justify-single-word="false"/>
      <style:text-properties officeooo:rsid="0012f0b0" officeooo:paragraph-rsid="0012f0b0"/>
    </style:style>
    <style:style style:name="P3" style:family="paragraph" style:parent-style-name="Standard">
      <style:text-properties officeooo:rsid="0042f11f" officeooo:paragraph-rsid="0042f11f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13271f" officeooo:paragraph-rsid="0013271f"/>
    </style:style>
    <style:style style:name="P6" style:family="paragraph" style:parent-style-name="Table_20_Contents">
      <style:paragraph-properties fo:text-align="center" style:justify-single-word="false"/>
      <style:text-properties officeooo:rsid="00174a54" officeooo:paragraph-rsid="00174a54"/>
    </style:style>
    <style:style style:name="P7" style:family="paragraph" style:parent-style-name="Table_20_Contents">
      <style:paragraph-properties fo:text-align="center" style:justify-single-word="false"/>
      <style:text-properties officeooo:rsid="001906d3" officeooo:paragraph-rsid="001906d3"/>
    </style:style>
    <style:style style:name="P8" style:family="paragraph" style:parent-style-name="Table_20_Contents">
      <style:paragraph-properties fo:text-align="center" style:justify-single-word="false"/>
      <style:text-properties fo:background-color="transparen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1" officeooo:rsid="0012f0b0" officeooo:paragraph-rsid="0012f0b0" fo:background-color="transparen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officeooo:rsid="001906d3" officeooo:paragraph-rsid="001906d3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officeooo:rsid="001a581a" officeooo:paragraph-rsid="001a581a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officeooo:rsid="002650e0" officeooo:paragraph-rsid="002650e0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officeooo:rsid="00339cbb" officeooo:paragraph-rsid="00339cbb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officeooo:rsid="0037a1dd" officeooo:paragraph-rsid="0037a1d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officeooo:rsid="003ab894" officeooo:paragraph-rsid="003ab894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officeooo:rsid="003dd82e" officeooo:paragraph-rsid="003dd82e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officeooo:rsid="003f987d" officeooo:paragraph-rsid="003f987d"/>
    </style:style>
    <style:style style:name="P18" style:family="paragraph" style:parent-style-name="Table_20_Contents">
      <style:paragraph-properties fo:text-align="center" style:justify-single-word="false"/>
      <style:text-properties officeooo:rsid="001e487b" officeooo:paragraph-rsid="001e487b"/>
    </style:style>
    <style:style style:name="P19" style:family="paragraph" style:parent-style-name="Table_20_Contents">
      <style:paragraph-properties fo:text-align="center" style:justify-single-word="false"/>
      <style:text-properties officeooo:rsid="00225bed" officeooo:paragraph-rsid="00225bed"/>
    </style:style>
    <style:style style:name="P20" style:family="paragraph" style:parent-style-name="Table_20_Contents">
      <style:paragraph-properties fo:text-align="center" style:justify-single-word="false"/>
      <style:text-properties officeooo:rsid="00243ffb" officeooo:paragraph-rsid="00243ffb"/>
    </style:style>
    <style:style style:name="P21" style:family="paragraph" style:parent-style-name="Table_20_Contents">
      <style:paragraph-properties fo:text-align="center" style:justify-single-word="false"/>
      <style:text-properties officeooo:rsid="00280ee7" officeooo:paragraph-rsid="00280ee7"/>
    </style:style>
    <style:style style:name="P22" style:family="paragraph" style:parent-style-name="Table_20_Contents">
      <style:paragraph-properties fo:text-align="center" style:justify-single-word="false"/>
      <style:text-properties officeooo:rsid="002bdfc0" officeooo:paragraph-rsid="002bdfc0"/>
    </style:style>
    <style:style style:name="P23" style:family="paragraph" style:parent-style-name="Table_20_Contents">
      <style:paragraph-properties fo:text-align="center" style:justify-single-word="false"/>
      <style:text-properties officeooo:rsid="003468e8" officeooo:paragraph-rsid="003468e8"/>
    </style:style>
    <style:style style:name="P24" style:family="paragraph" style:parent-style-name="Table_20_Contents">
      <style:paragraph-properties fo:text-align="center" style:justify-single-word="false"/>
      <style:text-properties officeooo:rsid="0036a2dd" officeooo:paragraph-rsid="0036a2dd"/>
    </style:style>
    <style:style style:name="P25" style:family="paragraph" style:parent-style-name="Table_20_Contents">
      <style:paragraph-properties fo:text-align="center" style:justify-single-word="false"/>
      <style:text-properties officeooo:rsid="0037070e" officeooo:paragraph-rsid="0037070e"/>
    </style:style>
    <style:style style:name="P26" style:family="paragraph" style:parent-style-name="Table_20_Contents">
      <style:paragraph-properties fo:text-align="center" style:justify-single-word="false"/>
      <style:text-properties officeooo:rsid="002a7f18" officeooo:paragraph-rsid="002a7f18"/>
    </style:style>
    <style:style style:name="P27" style:family="paragraph" style:parent-style-name="Table_20_Contents">
      <style:paragraph-properties fo:text-align="center" style:justify-single-word="false"/>
      <style:text-properties style:text-position="0% 100%" style:font-name="Liberation Serif" officeooo:rsid="003ab894" officeooo:paragraph-rsid="003ab894"/>
    </style:style>
    <style:style style:name="P28" style:family="paragraph" style:parent-style-name="Table_20_Contents">
      <style:paragraph-properties fo:text-align="center" style:justify-single-word="false"/>
      <style:text-properties officeooo:rsid="004aecd7" officeooo:paragraph-rsid="004aecd7"/>
    </style:style>
    <style:style style:name="P29" style:family="paragraph" style:parent-style-name="Table_20_Contents">
      <style:paragraph-properties fo:text-align="center" style:justify-single-word="false"/>
      <style:text-properties officeooo:rsid="0051151c" officeooo:paragraph-rsid="0051151c"/>
    </style:style>
    <style:style style:name="P30" style:family="paragraph" style:parent-style-name="Table_20_Contents">
      <style:paragraph-properties fo:text-align="center" style:justify-single-word="false"/>
      <style:text-properties officeooo:rsid="0052d567" officeooo:paragraph-rsid="0052d567"/>
    </style:style>
    <style:style style:name="P31" style:family="paragraph" style:parent-style-name="Table_20_Contents">
      <style:paragraph-properties fo:text-align="center" style:justify-single-word="false"/>
      <style:text-properties officeooo:rsid="00544440" officeooo:paragraph-rsid="00544440"/>
    </style:style>
    <style:style style:name="P32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33" style:family="paragraph" style:parent-style-name="Standard">
      <style:text-properties officeooo:rsid="0042f11f" officeooo:paragraph-rsid="0042f11f"/>
    </style:style>
    <style:style style:name="P34" style:family="paragraph" style:parent-style-name="Standard">
      <style:text-properties officeooo:rsid="0042f11f" officeooo:paragraph-rsid="00567fc2"/>
    </style:style>
    <style:style style:name="T1" style:family="text">
      <style:text-properties officeooo:rsid="002c8db9"/>
    </style:style>
    <style:style style:name="T2" style:family="text">
      <style:text-properties style:text-position="super 58%" officeooo:rsid="00414329"/>
    </style:style>
    <style:style style:name="T3" style:family="text">
      <style:text-properties officeooo:rsid="00414329"/>
    </style:style>
    <style:style style:name="T4" style:family="text">
      <style:text-properties officeooo:rsid="004b2406"/>
    </style:style>
    <style:style style:name="T5" style:family="text">
      <style:text-properties officeooo:rsid="004cddb4"/>
    </style:style>
    <style:style style:name="T6" style:family="text">
      <style:text-properties officeooo:rsid="005570d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2">Definition of average velocity</text:p>
          </table:table-cell>
          <table:covered-table-cell/>
          <table:table-cell table:style-name="Table1.C1" office:value-type="string">
            <text:p text:style-name="P4"><draw:frame draw:style-name="fr1" draw:name="Object1" text:anchor-type="as-char" svg:y="-0.2437in" svg:width="0.7035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9">Definition of <text:span text:style-name="T1">average</text:span> acceleration</text:p>
          </table:table-cell>
          <table:covered-table-cell/>
          <table:table-cell table:style-name="Table1.C2" office:value-type="string">
            <text:p text:style-name="P8"><draw:frame draw:style-name="fr1" draw:name="Object2" text:anchor-type="as-char" svg:y="-0.2693in" svg:width="1.1299in" svg:height="0.4189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Table1.A2" table:number-rows-spanned="4" table:number-columns-spanned="2" office:value-type="string">
            <text:p text:style-name="P5">Kinematic Equations</text:p>
          </table:table-cell>
          <table:covered-table-cell/>
          <table:table-cell table:style-name="Table1.C2" office:value-type="string">
            <text:p text:style-name="P4"><draw:frame draw:style-name="fr1" draw:name="Object3" text:anchor-type="as-char" svg:y="-0.2693in" svg:width="0.8862in" svg:height="0.4189in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32"><draw:frame draw:style-name="fr1" draw:name="Object4" text:anchor-type="as-char" svg:y="-0.1484in" svg:width="0.8925in" svg:height="0.2098in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4"><draw:frame draw:style-name="fr1" draw:name="Object5" text:anchor-type="as-char" svg:y="-0.2445in" svg:width="1.3252in" svg:height="0.3937in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32"><draw:frame draw:style-name="fr1" draw:name="Object6" text:anchor-type="as-char" svg:y="-0.172in" svg:width="1.0598in" svg:height="0.2335in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6">Newton's Second Law</text:p>
          </table:table-cell>
          <table:covered-table-cell/>
          <table:table-cell table:style-name="Table1.C2" office:value-type="string">
            <text:p text:style-name="P4"><draw:frame draw:style-name="fr1" draw:name="Object7" text:anchor-type="as-char" svg:y="-0.1484in" svg:width="0.5866in" svg:height="0.1846in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Force of Friction</text:p>
          </table:table-cell>
          <table:covered-table-cell/>
          <table:table-cell table:style-name="Table1.C2" office:value-type="string">
            <text:p text:style-name="P10"><draw:frame draw:style-name="fr1" draw:name="Object8" text:anchor-type="as-char" svg:y="-0.1484in" svg:width="0.7661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Work</text:p>
          </table:table-cell>
          <table:covered-table-cell/>
          <table:table-cell table:style-name="Table1.C2" office:value-type="string">
            <text:p text:style-name="P4"><draw:frame draw:style-name="fr1" draw:name="Object9" text:anchor-type="as-char" svg:y="-0.1484in" svg:width="1.4209in" svg:height="0.1846in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Power</text:p>
          </table:table-cell>
          <table:covered-table-cell/>
          <table:table-cell table:style-name="Table1.C2" office:value-type="string">
            <text:p text:style-name="P11"><draw:frame draw:style-name="fr1" draw:name="Object10" text:anchor-type="as-char" svg:y="-0.2445in" svg:width="1.6772in" svg:height="0.3937in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Gravitational Potential Energy</text:p>
          </table:table-cell>
          <table:covered-table-cell/>
          <table:table-cell table:style-name="Table1.C2" office:value-type="string">
            <text:p text:style-name="P4"><draw:frame draw:style-name="fr1" draw:name="Object11" text:anchor-type="as-char" svg:y="-0.1484in" svg:width="0.7846in" svg:height="0.2091in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Kinetic Energy</text:p>
          </table:table-cell>
          <table:covered-table-cell/>
          <table:table-cell table:style-name="Table1.C2" office:value-type="string">
            <text:p text:style-name="P18"><draw:frame draw:style-name="fr1" draw:name="Object13" text:anchor-type="as-char" svg:y="-0.2437in" svg:width="0.7835in" svg:height="0.3929in" draw:z-index="11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24">Conservation of Energy</text:p>
          </table:table-cell>
          <table:covered-table-cell/>
          <table:table-cell table:style-name="Table1.C2" office:value-type="string">
            <text:p text:style-name="P18"><draw:frame draw:style-name="fr1" draw:name="Object30" text:anchor-type="as-char" svg:y="-0.1484in" svg:width="1.5189in" svg:height="0.2098in" draw:z-index="12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19">Force of a Spring</text:p>
          </table:table-cell>
          <table:covered-table-cell/>
          <table:table-cell table:style-name="Table1.C2" office:value-type="string">
            <text:p text:style-name="P18"><draw:frame draw:style-name="fr1" draw:name="Object14" text:anchor-type="as-char" svg:y="-0.1484in" svg:width="0.728in" svg:height="0.2091in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Elastic Potential Energy</text:p>
          </table:table-cell>
          <table:covered-table-cell/>
          <table:table-cell table:style-name="Table1.C2" office:value-type="string">
            <text:p text:style-name="P4"><draw:frame draw:style-name="fr1" draw:name="Object12" text:anchor-type="as-char" svg:y="-0.2437in" svg:width="0.8102in" svg:height="0.3929in" draw:z-index="14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Table1.A36" table:number-columns-spanned="2" office:value-type="string">
            <text:p text:style-name="P20">Period of a Spring</text:p>
          </table:table-cell>
          <table:covered-table-cell/>
          <table:table-cell table:style-name="Table1.C36" office:value-type="string">
            <text:p text:style-name="P4"><draw:frame draw:style-name="fr1" draw:name="Object15" text:anchor-type="as-char" svg:y="-0.2783in" svg:width="0.8535in" svg:height="0.428in" draw:z-index="15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>
          <table:table-cell table:style-name="Table1.A36" table:number-columns-spanned="2" office:value-type="string">
            <text:p text:style-name="P25">Impulse</text:p>
          </table:table-cell>
          <table:covered-table-cell/>
          <table:table-cell table:style-name="Table1.C36" office:value-type="string">
            <text:p text:style-name="P4"><draw:frame draw:style-name="fr1" draw:name="Object31" text:anchor-type="as-char" svg:y="-0.1484in" svg:width="0.5083in" svg:height="0.1839in" draw:z-index="16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>
          <table:table-cell table:style-name="Table1.A36" table:number-columns-spanned="2" office:value-type="string">
            <text:p text:style-name="P25">Momentum</text:p>
          </table:table-cell>
          <table:covered-table-cell/>
          <table:table-cell table:style-name="Table1.C36" office:value-type="string">
            <text:p text:style-name="P4"><draw:frame draw:style-name="fr1" draw:name="Object32" text:anchor-type="as-char" svg:y="-0.1484in" svg:width="0.5547in" svg:height="0.1839in" draw:z-index="17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>
          <table:table-cell table:style-name="Table1.A36" table:number-columns-spanned="2" office:value-type="string">
            <text:p text:style-name="P25">Conservation of Momentum</text:p>
          </table:table-cell>
          <table:covered-table-cell/>
          <table:table-cell table:style-name="Table1.C36" office:value-type="string">
            <text:p text:style-name="P4"><draw:frame draw:style-name="fr1" draw:name="Object33" text:anchor-type="as-char" svg:y="-0.1484in" svg:width="0.7138in" svg:height="0.2091in" draw:z-index="18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>
          <table:table-cell table:style-name="Table1.A36" table:number-columns-spanned="2" office:value-type="string">
            <text:p text:style-name="P20">Period of a Pendulum</text:p>
          </table:table-cell>
          <table:covered-table-cell/>
          <table:table-cell table:style-name="Table1.C36" office:value-type="string">
            <text:p text:style-name="P4"><draw:frame draw:style-name="fr1" draw:name="Object16" text:anchor-type="as-char" svg:y="-0.2783in" svg:width="0.8508in" svg:height="0.428in" draw:z-index="19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1.A36" table:number-columns-spanned="2" office:value-type="string">
            <text:p text:style-name="P14">Centripetal Acceleration</text:p>
          </table:table-cell>
          <table:covered-table-cell/>
          <table:table-cell table:style-name="Table1.C21" office:value-type="string">
            <text:p text:style-name="P4"><draw:frame draw:style-name="fr1" draw:name="Object34" text:anchor-type="as-char" svg:y="-0.2681in" svg:width="0.528in" svg:height="0.4165in" draw:z-index="20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>
          <table:table-cell table:style-name="Table1.A36" table:number-columns-spanned="2" office:value-type="string">
            <text:p text:style-name="P12">Centripetal Force</text:p>
          </table:table-cell>
          <table:covered-table-cell/>
          <table:table-cell table:style-name="Table1.C36" office:value-type="string">
            <text:p text:style-name="P4"><draw:frame draw:style-name="fr1" draw:name="Object17" text:anchor-type="as-char" svg:y="-0.2681in" svg:width="0.7016in" svg:height="0.4173in" draw:z-index="27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Table1.A36" table:number-columns-spanned="2" office:value-type="string">
            <text:p text:style-name="P21">Universal Gravitation</text:p>
          </table:table-cell>
          <table:covered-table-cell/>
          <table:table-cell table:style-name="Table1.C36" office:value-type="string">
            <text:p text:style-name="P4"><draw:frame draw:style-name="fr1" draw:name="Object18" text:anchor-type="as-char" svg:y="-0.2689in" svg:width="0.9673in" svg:height="0.4417in" draw:z-index="21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ext:soft-page-break/>
        <table:table-row>
          <table:table-cell table:style-name="Table1.A26" table:number-rows-spanned="3" office:value-type="string">
            <text:p text:style-name="P15">Kepler's Laws</text:p>
          </table:table-cell>
          <table:table-cell table:style-name="Table1.B26" office:value-type="string">
            <text:p text:style-name="P15"><text:span text:style-name="T3">1</text:span><text:span text:style-name="T2">st</text:span><text:span text:style-name="T3"> Law: </text:span>Eccentricity</text:p>
          </table:table-cell>
          <table:table-cell table:style-name="Table1.C36" office:value-type="string">
            <text:p text:style-name="P27"><draw:frame draw:style-name="fr1" draw:name="Object19" text:anchor-type="as-char" svg:y="-0.2689in" svg:width="0.9425in" svg:height="0.4425in" draw:z-index="2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covered-table-cell/>
          <table:table-cell table:style-name="Table1.B26" office:value-type="string">
            <text:p text:style-name="P17"><text:span text:style-name="T3">2</text:span><text:span text:style-name="T2">nd</text:span><text:span text:style-name="T3"> Law: </text:span>Equal Areas in Equal Time</text:p>
          </table:table-cell>
          <table:table-cell table:style-name="Table1.C36" office:value-type="string">
            <text:p text:style-name="P12"><draw:frame draw:style-name="fr1" draw:name="Object21" text:anchor-type="as-char" svg:y="-0.2445in" svg:width="1.4425in" svg:height="0.3937in" draw:z-index="29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</table:table-row>
        <table:table-row>
          <table:covered-table-cell/>
          <table:table-cell table:style-name="Table1.B26" office:value-type="string">
            <text:p text:style-name="P16"><text:span text:style-name="T3">3</text:span><text:span text:style-name="T2">rd</text:span><text:span text:style-name="T3"> Law: </text:span>Orbital Period and average orbital radius</text:p>
          </table:table-cell>
          <table:table-cell table:style-name="Table1.C36" office:value-type="string">
            <text:p text:style-name="P12"><draw:frame draw:style-name="fr1" draw:name="Object20" text:anchor-type="as-char" svg:y="-0.2929in" svg:width="0.9374in" svg:height="0.4902in" draw:z-index="30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>
          <table:table-cell table:style-name="Table1.A33" table:number-columns-spanned="2" office:value-type="string">
            <text:p text:style-name="P29">Frequency and Period</text:p>
          </table:table-cell>
          <table:covered-table-cell/>
          <table:table-cell table:style-name="Table1.C36" office:value-type="string">
            <text:p text:style-name="P29"><draw:frame draw:style-name="fr1" draw:name="Object38" text:anchor-type="as-char" svg:y="-0.2437in" svg:width="0.4417in" svg:height="0.3929in" draw:z-index="31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>
          <table:table-cell table:style-name="Table1.A33" table:number-columns-spanned="2" office:value-type="string">
            <text:p text:style-name="P28">Velocity of a <text:span text:style-name="T4">W</text:span>ave</text:p>
          </table:table-cell>
          <table:covered-table-cell/>
          <table:table-cell table:style-name="Table1.C36" office:value-type="string">
            <text:p text:style-name="P4"><draw:frame draw:style-name="fr1" draw:name="Object37" text:anchor-type="as-char" svg:y="-0.1484in" svg:width="0.4925in" svg:height="0.1846in" draw:z-index="34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>
          <table:table-cell table:style-name="Table1.A33" table:number-columns-spanned="2" office:value-type="string">
            <text:p text:style-name="P30">Constructive Interference</text:p>
          </table:table-cell>
          <table:covered-table-cell/>
          <table:table-cell table:style-name="Table1.C36" office:value-type="string">
            <text:p text:style-name="P31"><draw:frame draw:style-name="fr1" draw:name="Object39" text:anchor-type="as-char" svg:y="-0.1484in" svg:width="0.828in" svg:height="0.1839in" draw:z-index="35"><draw:object xlink:href="./Object 39" xlink:type="simple" xlink:show="embed" xlink:actuate="onLoad"/><draw:image xlink:href="./ObjectReplacements/Object 39" xlink:type="simple" xlink:show="embed" xlink:actuate="onLoad"/></draw:frame> </text:p>
          </table:table-cell>
        </table:table-row>
        <table:table-row>
          <table:table-cell table:style-name="Table1.A33" table:number-columns-spanned="2" office:value-type="string">
            <text:p text:style-name="P30">Destructive Interference</text:p>
          </table:table-cell>
          <table:covered-table-cell/>
          <table:table-cell table:style-name="Table1.C36" office:value-type="string">
            <text:p text:style-name="P4"><draw:frame draw:style-name="fr1" draw:name="Object40" text:anchor-type="as-char" svg:y="-0.2445in" svg:width="1.1756in" svg:height="0.3937in" draw:z-index="36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</table:table-row>
        <table:table-row>
          <table:table-cell table:style-name="Table1.A33" table:number-columns-spanned="2" office:value-type="string">
            <text:p text:style-name="P30">Resonance (both open or closed)</text:p>
          </table:table-cell>
          <table:covered-table-cell/>
          <table:table-cell table:style-name="Table1.C36" office:value-type="string">
            <text:p text:style-name="P4"><draw:frame draw:style-name="fr1" draw:name="Object41" text:anchor-type="as-char" svg:y="-0.2437in" svg:width="0.5465in" svg:height="0.3929in" draw:z-index="37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</table:table-row>
        <table:table-row>
          <table:table-cell table:style-name="Table1.A33" table:number-columns-spanned="2" office:value-type="string">
            <text:p text:style-name="P30">Resonance (One side open)</text:p>
          </table:table-cell>
          <table:covered-table-cell/>
          <table:table-cell table:style-name="Table1.C36" office:value-type="string">
            <text:p text:style-name="P4"><draw:frame draw:style-name="fr1" draw:name="Object42" text:anchor-type="as-char" svg:y="-0.2437in" svg:width="0.5465in" svg:height="0.3929in" draw:z-index="38"><draw:object xlink:href="./Object 42" xlink:type="simple" xlink:show="embed" xlink:actuate="onLoad"/><draw:image xlink:href="./ObjectReplacements/Object 42" xlink:type="simple" xlink:show="embed" xlink:actuate="onLoad"/></draw:frame><text:span text:style-name="T6">Where n is odd</text:span></text:p>
          </table:table-cell>
        </table:table-row>
        <table:table-row>
          <table:table-cell table:style-name="Table1.A33" table:number-columns-spanned="2" office:value-type="string">
            <text:p text:style-name="P26">Doppler Shift for <text:span text:style-name="T4">S</text:span>ound </text:p>
          </table:table-cell>
          <table:covered-table-cell/>
          <table:table-cell table:style-name="Table1.C36" office:value-type="string">
            <text:p text:style-name="P4"><draw:frame draw:style-name="fr1" draw:name="Object22" text:anchor-type="as-char" svg:y="-0.2693in" svg:width="1.0165in" svg:height="0.4429in" draw:z-index="39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>
          <table:table-cell table:style-name="Table1.A34" table:number-columns-spanned="2" office:value-type="string">
            <text:p text:style-name="P26">Index of <text:span text:style-name="T5">Refraction</text:span></text:p>
          </table:table-cell>
          <table:covered-table-cell/>
          <table:table-cell table:style-name="Table1.C36" office:value-type="string">
            <text:p text:style-name="P4"><draw:frame draw:style-name="fr1" draw:name="Object23" text:anchor-type="as-char" svg:y="-0.2445in" svg:width="0.5016in" svg:height="0.4189in" draw:z-index="40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</table:table-row>
        <table:table-row>
          <table:table-cell table:style-name="Table1.A35" table:number-columns-spanned="2" office:value-type="string">
            <text:p text:style-name="P26">Snell's Law</text:p>
          </table:table-cell>
          <table:covered-table-cell/>
          <table:table-cell table:style-name="Table1.C36" office:value-type="string">
            <text:p text:style-name="P4"><draw:frame draw:style-name="fr1" draw:name="Object24" text:anchor-type="as-char" svg:y="-0.1484in" svg:width="1.1874in" svg:height="0.2098in" draw:z-index="41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le1.A36" table:number-columns-spanned="2" office:value-type="string">
            <text:p text:style-name="P22">Resistors in Series</text:p>
          </table:table-cell>
          <table:covered-table-cell/>
          <table:table-cell table:style-name="Table1.C36" office:value-type="string">
            <text:p text:style-name="P4"><draw:frame draw:style-name="fr1" draw:name="Object25" text:anchor-type="as-char" svg:y="-0.2807in" svg:width="2.202in" svg:height="0.4484in" draw:z-index="22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>
          <table:table-cell table:style-name="Table1.A41" table:number-columns-spanned="2" office:value-type="string">
            <text:p text:style-name="P22">Resistors in Parallel</text:p>
          </table:table-cell>
          <table:covered-table-cell/>
          <table:table-cell table:style-name="Table1.C41" office:value-type="string">
            <text:p text:style-name="P4"><draw:frame draw:style-name="fr1" draw:name="Object26" text:anchor-type="as-char" svg:y="-0.2437in" svg:width="2.4335in" svg:height="0.6634in" draw:z-index="23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>
          <table:table-cell table:style-name="Table1.A41" table:number-columns-spanned="2" office:value-type="string">
            <text:p text:style-name="P22">Ohm's Law</text:p>
          </table:table-cell>
          <table:covered-table-cell/>
          <table:table-cell table:style-name="Table1.C41" office:value-type="string">
            <text:p text:style-name="P4"><draw:frame draw:style-name="fr1" draw:name="Object27" text:anchor-type="as-char" svg:y="-0.1484in" svg:width="0.5709in" svg:height="0.1839in" draw:z-index="24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>
          <table:table-cell table:style-name="Table1.A41" table:number-columns-spanned="2" office:value-type="string">
            <text:p text:style-name="P22">Definition of Resistance</text:p>
          </table:table-cell>
          <table:covered-table-cell/>
          <table:table-cell table:style-name="Table1.C41" office:value-type="string">
            <text:p text:style-name="P13"><draw:frame draw:style-name="fr1" draw:name="Object28" text:anchor-type="as-char" svg:y="-0.2437in" svg:width="0.5957in" svg:height="0.3929in" draw:z-index="25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>
          <table:table-cell table:style-name="Table1.A41" table:number-columns-spanned="2" office:value-type="string">
            <text:p text:style-name="P23">Electrical Power</text:p>
          </table:table-cell>
          <table:covered-table-cell/>
          <table:table-cell table:style-name="Table1.C41" office:value-type="string">
            <text:p text:style-name="P4"><draw:frame draw:style-name="fr1" draw:name="Object29" text:anchor-type="as-char" svg:y="-0.2681in" svg:width="1.3492in" svg:height="0.4165in" draw:z-index="26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  <table:table-row>
          <table:table-cell table:style-name="Table1.A41" table:number-columns-spanned="2" office:value-type="string">
            <text:p text:style-name="P30"/>
          </table:table-cell>
          <table:covered-table-cell/>
          <table:table-cell table:style-name="Table1.C41" office:value-type="string">
            <text:p text:style-name="P4"/>
          </table:table-cell>
        </table:table-row>
        <table:table-row>
          <table:table-cell table:style-name="Table1.A42" table:number-columns-spanned="2" office:value-type="string">
            <text:p text:style-name="P30"/>
          </table:table-cell>
          <table:covered-table-cell/>
          <table:table-cell table:style-name="Table1.C42" office:value-type="string">
            <text:p text:style-name="P4"/>
          </table:table-cell>
        </table:table-row>
      </table:table>
      <text:p text:style-name="P1"/>
      <text:p text:style-name="P1"/>
      <text:p text:style-name="P3">Constants:</text:p>
      <text:p text:style-name="P3"/>
      <text:p text:style-name="P3"><draw:frame draw:style-name="fr1" draw:name="Object35" text:anchor-type="as-char" svg:y="-0.172in" svg:width="1.1571in" svg:height="0.2327in" draw:z-index="32"><draw:object xlink:href="./Object 35" xlink:type="simple" xlink:show="embed" xlink:actuate="onLoad"/><draw:image xlink:href="./ObjectReplacements/Object 35" xlink:type="simple" xlink:show="embed" xlink:actuate="onLoad"/></draw:frame></text:p>
      <text:p text:style-name="P3"><text:soft-page-break/></text:p>
      <text:p text:style-name="P3"><draw:frame draw:style-name="fr1" draw:name="Object36" text:anchor-type="as-char" svg:y="-0.2681in" svg:width="1.478in" svg:height="0.4402in" draw:z-index="33"><draw:object xlink:href="./Object 36" xlink:type="simple" xlink:show="embed" xlink:actuate="onLoad"/><draw:image xlink:href="./ObjectReplacements/Object 36" xlink:type="simple" xlink:show="embed" xlink:actuate="onLoad"/></draw:frame></text:p>
      <text:p text:style-name="P3"/>
      <text:p text:style-name="P34"/>
      <text:p text:style-name="P34"><draw:frame draw:style-name="fr1" draw:name="Object44" text:anchor-type="as-char" svg:y="-0.172in" svg:width="2.202in" svg:height="0.2083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34"><draw:frame draw:style-name="fr1" draw:name="Object43" text:anchor-type="as-char" svg:y="-0.1484in" svg:width="1.0965in" svg:height="0.2098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783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3-11-25T21:25:47.525046215</meta:creation-date>
    <dc:date>2014-02-27T07:29:20.932595944</dc:date>
    <meta:editing-duration>PT1H16M32S</meta:editing-duration>
    <meta:editing-cycles>65</meta:editing-cycles>
    <meta:generator>LibreOffice/4.1.4.2$Linux_X86_64 LibreOffice_project/410$Build-2</meta:generator>
    <meta:print-date>2014-01-22T08:14:58.391864975</meta:print-date>
    <meta:document-statistic meta:table-count="1" meta:image-count="0" meta:object-count="44" meta:page-count="3" meta:paragraph-count="83" meta:word-count="119" meta:character-count="803" meta:non-whitespace-character-count="722"/>
  </office:meta>
</office:document-meta>
</file>

<file path=Object 1/content.xml><?xml version="1.0" encoding="utf-8"?>
<math xmlns="http://www.w3.org/1998/Math/MathML">
  <semantics>
    <mrow>
      <mrow>
        <msub>
          <mi>v</mi>
          <mi mathvariant="italic">avg</mi>
        </msub>
        <mo stretchy="false">≡</mo>
        <mfrac>
          <mi mathvariant="italic">Δd</mi>
          <mi mathvariant="italic">Δt</mi>
        </mfrac>
      </mrow>
    </mrow>
    <annotation encoding="StarMath 5.0">v sub avg equiv  Δd over Δt</annotation>
  </semantics>
</math>
</file>

<file path=Object 10/content.xml><?xml version="1.0" encoding="utf-8"?>
<math xmlns="http://www.w3.org/1998/Math/MathML">
  <semantics>
    <mrow>
      <mrow>
        <mrow>
          <mrow>
            <mi>P</mi>
            <mo stretchy="false">≡</mo>
            <mfrac>
              <mi mathvariant="italic">ΔE</mi>
              <mi mathvariant="italic">Δt</mi>
            </mfrac>
          </mrow>
          <mo stretchy="false">=</mo>
          <mfrac>
            <mi>W</mi>
            <mi mathvariant="italic">Δt</mi>
          </mfrac>
        </mrow>
        <mo stretchy="false">=</mo>
        <mi>F</mi>
      </mrow>
      <mi>v</mi>
      <mi>cos</mi>
      <mi>θ</mi>
    </mrow>
    <annotation encoding="StarMath 5.0">P  equiv ΔE over Δt = W over Δt = F v cos θ</annotation>
  </semantics>
</math>
</file>

<file path=Object 11/content.xml><?xml version="1.0" encoding="utf-8"?>
<math xmlns="http://www.w3.org/1998/Math/MathML">
  <semantics>
    <mrow>
      <mrow>
        <msub>
          <mi>U</mi>
          <mi>g</mi>
        </msub>
        <mo stretchy="false">=</mo>
        <mi>m</mi>
      </mrow>
      <mi>g</mi>
      <mi>h</mi>
    </mrow>
    <annotation encoding="StarMath 5.0">U sub g = m g h</annotation>
  </semantics>
</math>
</file>

<file path=Object 12/content.xml><?xml version="1.0" encoding="utf-8"?>
<math xmlns="http://www.w3.org/1998/Math/MathML">
  <semantics>
    <mrow>
      <mrow>
        <msub>
          <mi>U</mi>
          <mi>s</mi>
        </msub>
        <mo stretchy="false">=</mo>
        <mfrac>
          <mn>1</mn>
          <mn>2</mn>
        </mfrac>
      </mrow>
      <mi>k</mi>
      <msup>
        <mi>x</mi>
        <mn>2</mn>
      </msup>
    </mrow>
    <annotation encoding="StarMath 5.0">U sub s = 1 over 2 k x^2</annotation>
  </semantics>
</math>
</file>

<file path=Object 13/content.xml><?xml version="1.0" encoding="utf-8"?>
<math xmlns="http://www.w3.org/1998/Math/MathML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14/content.xml><?xml version="1.0" encoding="utf-8"?>
<math xmlns="http://www.w3.org/1998/Math/MathML">
  <semantics>
    <mrow>
      <mrow>
        <msub>
          <mi>F</mi>
          <mi>s</mi>
        </msub>
        <mo stretchy="false">=</mo>
        <mrow>
          <mo stretchy="false">−</mo>
          <mi>k</mi>
        </mrow>
      </mrow>
      <mi>x</mi>
    </mrow>
    <annotation encoding="StarMath 5.0">F sub s = - k x </annotation>
  </semantics>
</math>
</file>

<file path=Object 15/content.xml><?xml version="1.0" encoding="utf-8"?>
<math xmlns="http://www.w3.org/1998/Math/MathML">
  <semantics>
    <mrow>
      <mrow>
        <msub>
          <mi>T</mi>
          <mi>s</mi>
        </msub>
        <mo stretchy="false">=</mo>
        <mn>2</mn>
      </mrow>
      <mi>π</mi>
      <msqrt>
        <mrow>
          <mfrac>
            <mi>m</mi>
            <mi>k</mi>
          </mfrac>
        </mrow>
      </msqrt>
    </mrow>
    <annotation encoding="StarMath 5.0">T sub s = 2 π sqrt {m over k}</annotation>
  </semantics>
</math>
</file>

<file path=Object 16/content.xml><?xml version="1.0" encoding="utf-8"?>
<math xmlns="http://www.w3.org/1998/Math/MathML">
  <semantics>
    <mrow>
      <mrow>
        <msub>
          <mi>T</mi>
          <mi>p</mi>
        </msub>
        <mo stretchy="false">=</mo>
        <mn>2</mn>
      </mrow>
      <mi>π</mi>
      <msqrt>
        <mrow>
          <mfrac>
            <mi>g</mi>
            <mi>L</mi>
          </mfrac>
        </mrow>
      </msqrt>
    </mrow>
    <annotation encoding="StarMath 5.0">T sub p = 2 π sqrt {g over L}</annotation>
  </semantics>
</math>
</file>

<file path=Object 17/content.xml><?xml version="1.0" encoding="utf-8"?>
<math xmlns="http://www.w3.org/1998/Math/MathML">
  <semantics>
    <mrow>
      <mrow>
        <msub>
          <mi>F</mi>
          <mi>c</mi>
        </msub>
        <mo stretchy="false">=</mo>
        <mfrac>
          <mrow>
            <mi>m</mi>
            <msup>
              <mi>v</mi>
              <mn>2</mn>
            </msup>
          </mrow>
          <mi>r</mi>
        </mfrac>
      </mrow>
    </mrow>
    <annotation encoding="StarMath 5.0">F sub c = {m v^2 }over r</annotation>
  </semantics>
</math>
</file>

<file path=Object 18/content.xml><?xml version="1.0" encoding="utf-8"?>
<math xmlns="http://www.w3.org/1998/Math/MathML">
  <semantics>
    <mrow>
      <mrow>
        <msub>
          <mi>F</mi>
          <mi>g</mi>
        </msub>
        <mo stretchy="false">=</mo>
        <mfrac>
          <mrow>
            <mi>G</mi>
            <msub>
              <mi>m</mi>
              <mn>1</mn>
            </msub>
            <msub>
              <mi>m</mi>
              <mn>2</mn>
            </msub>
          </mrow>
          <msup>
            <mi>r</mi>
            <mn>2</mn>
          </msup>
        </mfrac>
      </mrow>
    </mrow>
    <annotation encoding="StarMath 5.0">F sub g = {G m sub 1 m sub 2} over r ^2 </annotation>
  </semantics>
</math>
</file>

<file path=Object 19/content.xml><?xml version="1.0" encoding="utf-8"?>
<math xmlns="http://www.w3.org/1998/Math/MathML">
  <semantics>
    <mrow>
      <mrow>
        <mi>ε</mi>
        <mo stretchy="false">=</mo>
        <mfrac>
          <mrow>
            <mrow>
              <msub>
                <mi>r</mi>
                <mi mathvariant="italic">max</mi>
              </msub>
              <mo stretchy="false">−</mo>
              <msub>
                <mi>r</mi>
                <mi mathvariant="italic">min</mi>
              </msub>
            </mrow>
          </mrow>
          <mrow>
            <mrow>
              <msub>
                <mi>r</mi>
                <mi mathvariant="italic">max</mi>
              </msub>
              <mo stretchy="false">+</mo>
              <msub>
                <mi>r</mi>
                <mi mathvariant="italic">min</mi>
              </msub>
            </mrow>
          </mrow>
        </mfrac>
      </mrow>
    </mrow>
    <annotation encoding="StarMath 5.0">ε = {r sub max - r sub min} over { r sub max + r sub min}</annotation>
  </semantics>
</math>
</file>

<file path=Object 2/content.xml><?xml version="1.0" encoding="utf-8"?>
<math xmlns="http://www.w3.org/1998/Math/MathML">
  <semantics>
    <mrow>
      <mrow>
        <mrow>
          <mi>a</mi>
          <mo stretchy="false">≡</mo>
          <mfrac>
            <mi mathvariant="italic">Δv</mi>
            <mi mathvariant="italic">Δt</mi>
          </mfrac>
        </mrow>
        <mo stretchy="false">=</mo>
        <mfrac>
          <mrow>
            <mrow>
              <msub>
                <mi>v</mi>
                <mi>f</mi>
              </msub>
              <mo stretchy="false">−</mo>
              <msub>
                <mi>v</mi>
                <mi>i</mi>
              </msub>
            </mrow>
          </mrow>
          <mi mathvariant="italic">Δt</mi>
        </mfrac>
      </mrow>
    </mrow>
    <annotation encoding="StarMath 5.0">a equiv  Δv over Δt = {v sub f - v sub i} over Δt</annotation>
  </semantics>
</math>
</file>

<file path=Object 20/content.xml><?xml version="1.0" encoding="utf-8"?>
<math xmlns="http://www.w3.org/1998/Math/MathML">
  <semantics>
    <mrow>
      <mrow>
        <mfrac>
          <msup>
            <mrow>
              <mo stretchy="false">(</mo>
              <mrow>
                <msub>
                  <mi>T</mi>
                  <mn>1</mn>
                </msub>
              </mrow>
              <mo stretchy="false">)</mo>
            </mrow>
            <mn>2</mn>
          </msup>
          <msup>
            <mrow>
              <mo stretchy="false">(</mo>
              <mrow>
                <msub>
                  <mi>r</mi>
                  <mn>1</mn>
                </msub>
              </mrow>
              <mo stretchy="false">)</mo>
            </mrow>
            <mn>3</mn>
          </msup>
        </mfrac>
        <mo stretchy="false">=</mo>
        <mfrac>
          <msup>
            <mrow>
              <mo stretchy="false">(</mo>
              <mrow>
                <msub>
                  <mi>T</mi>
                  <mn>2</mn>
                </msub>
              </mrow>
              <mo stretchy="false">)</mo>
            </mrow>
            <mn>2</mn>
          </msup>
          <msup>
            <mrow>
              <mo stretchy="false">(</mo>
              <mrow>
                <msub>
                  <mi>r</mi>
                  <mn>2</mn>
                </msub>
              </mrow>
              <mo stretchy="false">)</mo>
            </mrow>
            <mn>3</mn>
          </msup>
        </mfrac>
      </mrow>
    </mrow>
    <annotation encoding="StarMath 5.0">(T sub 1) ^2 over (r sub 1 )^3 = (T sub 2) ^2 over (r sub 2)^3</annotation>
  </semantics>
</math>
</file>

<file path=Object 21/content.xml><?xml version="1.0" encoding="utf-8"?>
<math xmlns="http://www.w3.org/1998/Math/MathML">
  <semantics>
    <mrow>
      <mrow>
        <mfrac>
          <mi mathvariant="italic">ΔA</mi>
          <mi mathvariant="italic">Δt</mi>
        </mfrac>
        <mo stretchy="false">=</mo>
        <mfrac>
          <mn>1</mn>
          <mn>2</mn>
        </mfrac>
      </mrow>
      <msub>
        <mi>r</mi>
        <mn>1</mn>
      </msub>
      <mrow>
        <msub>
          <mi>v</mi>
          <mn>1</mn>
        </msub>
        <mo stretchy="false">=</mo>
        <mfrac>
          <mn>1</mn>
          <mn>2</mn>
        </mfrac>
      </mrow>
      <msub>
        <mi>r</mi>
        <mn>2</mn>
      </msub>
      <msub>
        <mi>v</mi>
        <mn>2</mn>
      </msub>
    </mrow>
    <annotation encoding="StarMath 5.0">ΔA over Δt = 1 over 2 r sub 1 v sub 1 = 1 over 2 r sub 2 v sub 2</annotation>
  </semantics>
</math>
</file>

<file path=Object 22/content.xml><?xml version="1.0" encoding="utf-8"?>
<math xmlns="http://www.w3.org/1998/Math/MathML">
  <semantics>
    <mrow>
      <mrow>
        <msub>
          <mi>f</mi>
          <mi>o</mi>
        </msub>
        <mo stretchy="false">=</mo>
        <msub>
          <mi>f</mi>
          <mi>s</mi>
        </msub>
      </mrow>
      <mrow>
        <mo stretchy="false">(</mo>
        <mrow>
          <mfrac>
            <mrow>
              <mrow>
                <mi>v</mi>
                <mo stretchy="false">±</mo>
                <msub>
                  <mi>v</mi>
                  <mi>o</mi>
                </msub>
              </mrow>
            </mrow>
            <mrow>
              <mrow>
                <mi>v</mi>
                <mo stretchy="false">±</mo>
                <msub>
                  <mi>v</mi>
                  <mi>s</mi>
                </msub>
              </mrow>
            </mrow>
          </mfrac>
        </mrow>
        <mo stretchy="false">)</mo>
      </mrow>
    </mrow>
    <annotation encoding="StarMath 5.0">f sub o = f sub s ({v +- v sub o} over  {v +- v sub s})</annotation>
  </semantics>
</math>
</file>

<file path=Object 23/content.xml><?xml version="1.0" encoding="utf-8"?>
<math xmlns="http://www.w3.org/1998/Math/MathML">
  <semantics>
    <mrow>
      <mrow>
        <mi>n</mi>
        <mo stretchy="false">≡</mo>
        <mfrac>
          <mi>c</mi>
          <msub>
            <mi>v</mi>
            <mi>m</mi>
          </msub>
        </mfrac>
      </mrow>
    </mrow>
    <annotation encoding="StarMath 5.0">n equiv c over v sub m</annotation>
  </semantics>
</math>
</file>

<file path=Object 24/content.xml><?xml version="1.0" encoding="utf-8"?>
<math xmlns="http://www.w3.org/1998/Math/MathML">
  <semantics>
    <mrow>
      <msub>
        <mi>n</mi>
        <mi>i</mi>
      </msub>
      <mi>sin</mi>
      <mrow>
        <msub>
          <mo stretchy="false">θ</mo>
          <mi>i</mi>
        </msub>
        <mo stretchy="false">=</mo>
        <msub>
          <mi>n</mi>
          <mi>r</mi>
        </msub>
      </mrow>
      <mi>sin</mi>
      <msub>
        <mo stretchy="false">θ</mo>
        <mi>r</mi>
      </msub>
    </mrow>
    <annotation encoding="StarMath 5.0">n sub i sin %theta sub i = n sub r sin %theta sub r</annotation>
  </semantics>
</math>
</file>

<file path=Object 25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row>
            <munderover>
              <mo stretchy="false">∑</mo>
              <mrow>
                <mrow>
                  <mrow>
                    <mi>i</mi>
                    <mo stretchy="false">=</mo>
                    <mn>1</mn>
                  </mrow>
                </mrow>
              </mrow>
              <mrow>
                <mi>n</mi>
              </mrow>
            </munderover>
            <msub>
              <mi>R</mi>
              <mi>i</mi>
            </msub>
          </mrow>
        </mrow>
        <mo stretchy="false">=</mo>
        <mrow>
          <mrow>
            <mrow>
              <mrow>
                <msub>
                  <mi>R</mi>
                  <mn>1</mn>
                </msub>
                <mo stretchy="false">+</mo>
                <msub>
                  <mi>R</mi>
                  <mn>2</mn>
                </msub>
              </mrow>
              <mo stretchy="false">+</mo>
              <msub>
                <mi>R</mi>
                <mn>3</mn>
              </msub>
            </mrow>
            <mo stretchy="false">+</mo>
            <mn>...</mn>
          </mrow>
          <mo stretchy="false">+</mo>
          <msub>
            <mi>R</mi>
            <mi>n</mi>
          </msub>
        </mrow>
      </mrow>
    </mrow>
    <annotation encoding="StarMath 5.0">R sub eq = sum from { { i = 1 } } to { n } R sub i = R sub 1 + R sub 2 + R sub 3 +... + R sub n</annotation>
  </semantics>
</math>
</file>

<file path=Object 26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frac>
            <mn>1</mn>
            <mrow>
              <munderover>
                <mo stretchy="false">∑</mo>
                <mrow>
                  <mrow>
                    <mrow>
                      <mi>i</mi>
                      <mo stretchy="false">=</mo>
                      <mn>1</mn>
                    </mrow>
                  </mrow>
                </mrow>
                <mrow>
                  <mi>n</mi>
                </mrow>
              </munderover>
              <mrow>
                <mfrac>
                  <mn>1</mn>
                  <msub>
                    <mi>R</mi>
                    <mi>i</mi>
                  </msub>
                </mfrac>
              </mrow>
            </mrow>
          </mfrac>
        </mrow>
        <mo stretchy="false">=</mo>
        <mfrac>
          <mn>1</mn>
          <mrow>
            <mrow>
              <mrow>
                <mrow>
                  <mrow>
                    <mfrac>
                      <mn>1</mn>
                      <msub>
                        <mi>R</mi>
                        <mn>1</mn>
                      </msub>
                    </mfrac>
                    <mo stretchy="false">+</mo>
                    <mfrac>
                      <mn>1</mn>
                      <msub>
                        <mi>R</mi>
                        <mn>2</mn>
                      </msub>
                    </mfrac>
                  </mrow>
                  <mo stretchy="false">+</mo>
                  <mfrac>
                    <mn>1</mn>
                    <msub>
                      <mi>R</mi>
                      <mn>3</mn>
                    </msub>
                  </mfrac>
                </mrow>
                <mo stretchy="false">+</mo>
                <mn>...</mn>
              </mrow>
              <mo stretchy="false">+</mo>
              <mfrac>
                <mn>1</mn>
                <msub>
                  <mi>R</mi>
                  <mi>n</mi>
                </msub>
              </mfrac>
            </mrow>
          </mrow>
        </mfrac>
      </mrow>
    </mrow>
    <annotation encoding="StarMath 5.0">R sub eq = 1 over sum from { { i = 1 } } to { n } {1 over R sub i}  = 1 over {1 over R sub 1 + 1 over R sub 2 + 1 over R sub 3 +... + 1 over R sub n} </annotation>
  </semantics>
</math>
</file>

<file path=Object 27/content.xml><?xml version="1.0" encoding="utf-8"?>
<math xmlns="http://www.w3.org/1998/Math/MathML">
  <semantics>
    <mrow>
      <mrow>
        <mi>V</mi>
        <mo stretchy="false">=</mo>
        <mi>I</mi>
      </mrow>
      <mi>R</mi>
    </mrow>
    <annotation encoding="StarMath 5.0">V = I R</annotation>
  </semantics>
</math>
</file>

<file path=Object 28/content.xml><?xml version="1.0" encoding="utf-8"?>
<math xmlns="http://www.w3.org/1998/Math/MathML">
  <semantics>
    <mrow>
      <mrow>
        <mi>R</mi>
        <mo stretchy="false">=</mo>
        <mfrac>
          <mrow>
            <mi>ρ</mi>
            <mi>L</mi>
          </mrow>
          <mi>A</mi>
        </mfrac>
      </mrow>
    </mrow>
    <annotation encoding="StarMath 5.0">R = {ρ L} over A</annotation>
  </semantics>
</math>
</file>

<file path=Object 29/content.xml><?xml version="1.0" encoding="utf-8"?>
<math xmlns="http://www.w3.org/1998/Math/MathML">
  <semantics>
    <mrow>
      <mrow>
        <mi>P</mi>
        <mo stretchy="false">=</mo>
        <mi>I</mi>
      </mrow>
      <mrow>
        <mi>V</mi>
        <mo stretchy="false">=</mo>
        <msup>
          <mi>I</mi>
          <mn>2</mn>
        </msup>
      </mrow>
      <mrow>
        <mi>R</mi>
        <mo stretchy="false">=</mo>
        <mfrac>
          <msup>
            <mi>V</mi>
            <mn>2</mn>
          </msup>
          <mi>R</mi>
        </mfrac>
      </mrow>
    </mrow>
    <annotation encoding="StarMath 5.0">P = I V = I^2 R = V^2 over R</annotation>
  </semantics>
</math>
</file>

<file path=Object 3/content.xml><?xml version="1.0" encoding="utf-8"?>
<math xmlns="http://www.w3.org/1998/Math/MathML">
  <semantics>
    <mrow>
      <mrow>
        <msub>
          <mi>v</mi>
          <mi mathvariant="italic">avg</mi>
        </msub>
        <mo stretchy="false">=</mo>
        <mfrac>
          <mrow>
            <mrow>
              <msub>
                <mi>v</mi>
                <mi>i</mi>
              </msub>
              <mo stretchy="false">+</mo>
              <msub>
                <mi>v</mi>
                <mi>f</mi>
              </msub>
            </mrow>
          </mrow>
          <mn>2</mn>
        </mfrac>
      </mrow>
    </mrow>
    <annotation encoding="StarMath 5.0">v sub avg = {v sub i + v sub f } over 2</annotation>
  </semantics>
</math>
</file>

<file path=Object 30/content.xml><?xml version="1.0" encoding="utf-8"?>
<math xmlns="http://www.w3.org/1998/Math/MathML">
  <semantics>
    <mrow>
      <mrow>
        <mrow>
          <mrow>
            <msub>
              <mi>U</mi>
              <mi>i</mi>
            </msub>
            <mo stretchy="false">+</mo>
            <msub>
              <mi>K</mi>
              <mi>i</mi>
            </msub>
          </mrow>
          <mo stretchy="false">+</mo>
          <mi>W</mi>
        </mrow>
        <mo stretchy="false">=</mo>
        <mrow>
          <msub>
            <mi>U</mi>
            <mi>F</mi>
          </msub>
          <mo stretchy="false">+</mo>
          <msub>
            <mi>K</mi>
            <mi>f</mi>
          </msub>
        </mrow>
      </mrow>
    </mrow>
    <annotation encoding="StarMath 5.0">U sub i + K sub i + W = U sub F + K sub f</annotation>
  </semantics>
</math>
</file>

<file path=Object 31/content.xml><?xml version="1.0" encoding="utf-8"?>
<math xmlns="http://www.w3.org/1998/Math/MathML">
  <semantics>
    <mrow>
      <mrow>
        <mover accent="true">
          <mi>J</mi>
          <mo stretchy="false">⃗</mo>
        </mover>
        <mo stretchy="false">=</mo>
        <mover accent="true">
          <mi>F</mi>
          <mo stretchy="false">⃗</mo>
        </mover>
      </mrow>
      <mi>t</mi>
    </mrow>
    <annotation encoding="StarMath 5.0">vec J = vec F t</annotation>
  </semantics>
</math>
</file>

<file path=Object 32/content.xml><?xml version="1.0" encoding="utf-8"?>
<math xmlns="http://www.w3.org/1998/Math/MathML">
  <semantics>
    <mrow>
      <mrow>
        <mover accent="true">
          <mi>p</mi>
          <mo stretchy="false">⃗</mo>
        </mover>
        <mo stretchy="false">=</mo>
        <mi>m</mi>
      </mrow>
      <mover accent="true">
        <mi>v</mi>
        <mo stretchy="false">⃗</mo>
      </mover>
    </mrow>
    <annotation encoding="StarMath 5.0">vec p = m vec v</annotation>
  </semantics>
</math>
</file>

<file path=Object 33/content.xml><?xml version="1.0" encoding="utf-8"?>
<math xmlns="http://www.w3.org/1998/Math/MathML">
  <semantics>
    <mrow>
      <mrow>
        <mrow>
          <mover accent="true">
            <msub>
              <mi>p</mi>
              <mi>i</mi>
            </msub>
            <mo stretchy="false">⃗</mo>
          </mover>
          <mo stretchy="false">+</mo>
          <mover accent="true">
            <mi>J</mi>
            <mo stretchy="false">⃗</mo>
          </mover>
        </mrow>
        <mo stretchy="false">=</mo>
        <mover accent="true">
          <msub>
            <mi>p</mi>
            <mi>f</mi>
          </msub>
          <mo stretchy="false">⃗</mo>
        </mover>
      </mrow>
    </mrow>
    <annotation encoding="StarMath 5.0">vec p sub i + vec J = vec p sub f</annotation>
  </semantics>
</math>
</file>

<file path=Object 34/content.xml><?xml version="1.0" encoding="utf-8"?>
<math xmlns="http://www.w3.org/1998/Math/MathML">
  <semantics>
    <mrow>
      <mrow>
        <msub>
          <mi>a</mi>
          <mi>c</mi>
        </msub>
        <mo stretchy="false">=</mo>
        <mfrac>
          <msup>
            <mi>v</mi>
            <mn>2</mn>
          </msup>
          <mi>r</mi>
        </mfrac>
      </mrow>
    </mrow>
    <annotation encoding="StarMath 5.0">a sub c = v ^2 over r</annotation>
  </semantics>
</math>
</file>

<file path=Object 35/content.xml><?xml version="1.0" encoding="utf-8"?>
<math xmlns="http://www.w3.org/1998/Math/MathML">
  <semantics>
    <mrow>
      <mrow>
        <msub>
          <mi>g</mi>
          <mi mathvariant="italic">earth</mi>
        </msub>
        <mo stretchy="false">=</mo>
        <mn>9.81</mn>
      </mrow>
      <mrow>
        <mi>m</mi>
        <mo stretchy="false">/</mo>
        <msup>
          <mi>s</mi>
          <mn>2</mn>
        </msup>
      </mrow>
    </mrow>
    <annotation encoding="StarMath 5.0">g sub earth = 9.81 m/s^2</annotation>
  </semantics>
</math>
</file>

<file path=Object 36/content.xml><?xml version="1.0" encoding="utf-8"?>
<math xmlns="http://www.w3.org/1998/Math/MathML">
  <semantics>
    <mrow>
      <mrow>
        <mi>G</mi>
        <mo stretchy="false">=</mo>
        <mn>6.67</mn>
      </mrow>
      <mi>x</mi>
      <msup>
        <mn>10</mn>
        <mrow>
          <mo stretchy="false">−</mo>
          <mn>11</mn>
        </mrow>
      </msup>
      <mfrac>
        <mrow>
          <mi>N</mi>
          <msup>
            <mi>m</mi>
            <mn>2</mn>
          </msup>
        </mrow>
        <msup>
          <mi mathvariant="italic">kg</mi>
          <mn>2</mn>
        </msup>
      </mfrac>
    </mrow>
    <annotation encoding="StarMath 5.0">G = 6.67 x 10^-11 {N m^2 } over kg^2</annotation>
  </semantics>
</math>
</file>

<file path=Object 37/content.xml><?xml version="1.0" encoding="utf-8"?>
<math xmlns="http://www.w3.org/1998/Math/MathML">
  <semantics>
    <mrow>
      <mrow>
        <mi>v</mi>
        <mo stretchy="false">=</mo>
        <mi>f</mi>
      </mrow>
      <mi>λ</mi>
    </mrow>
    <annotation encoding="StarMath 5.0">v = f λ</annotation>
  </semantics>
</math>
</file>

<file path=Object 38/content.xml><?xml version="1.0" encoding="utf-8"?>
<math xmlns="http://www.w3.org/1998/Math/MathML">
  <semantics>
    <mrow>
      <mrow>
        <mi>f</mi>
        <mo stretchy="false">=</mo>
        <mfrac>
          <mn>1</mn>
          <mi>T</mi>
        </mfrac>
      </mrow>
    </mrow>
    <annotation encoding="StarMath 5.0">f = 1 over T</annotation>
  </semantics>
</math>
</file>

<file path=Object 39/content.xml><?xml version="1.0" encoding="utf-8"?>
<math xmlns="http://www.w3.org/1998/Math/MathML">
  <semantics>
    <mrow>
      <mi>d</mi>
      <mi>sin</mi>
      <mrow>
        <mo stretchy="false">θ</mo>
        <mo stretchy="false">=</mo>
        <mi>n</mi>
      </mrow>
      <mi>λ</mi>
    </mrow>
    <annotation encoding="StarMath 5.0">d sin %theta = n  λ</annotation>
  </semantics>
</math>
</file>

<file path=Object 4/content.xml><?xml version="1.0" encoding="utf-8"?>
<math xmlns="http://www.w3.org/1998/Math/MathML">
  <semantics>
    <mrow>
      <mrow>
        <msub>
          <mi>v</mi>
          <mi>f</mi>
        </msub>
        <mo stretchy="false">=</mo>
        <mrow>
          <msub>
            <mi>v</mi>
            <mi>i</mi>
          </msub>
          <mo stretchy="false">+</mo>
          <mi>a</mi>
        </mrow>
      </mrow>
      <mi mathvariant="italic">Δt</mi>
    </mrow>
    <annotation encoding="StarMath 5.0">v sub f = v sub i + a Δt</annotation>
  </semantics>
</math>
</file>

<file path=Object 40/content.xml><?xml version="1.0" encoding="utf-8"?>
<math xmlns="http://www.w3.org/1998/Math/MathML">
  <semantics>
    <mrow>
      <mi>d</mi>
      <mi>sin</mi>
      <mrow>
        <mo stretchy="false">θ</mo>
        <mo stretchy="false">=</mo>
        <mrow>
          <mo stretchy="false">(</mo>
          <mrow>
            <mrow>
              <mi>n</mi>
              <mo stretchy="false">+</mo>
              <mfrac>
                <mn>1</mn>
                <mn>2</mn>
              </mfrac>
            </mrow>
          </mrow>
          <mo stretchy="false">)</mo>
        </mrow>
      </mrow>
      <mi>λ</mi>
    </mrow>
    <annotation encoding="StarMath 5.0">d sin %theta = (n + 1 over 2) λ</annotation>
  </semantics>
</math>
</file>

<file path=Object 41/content.xml><?xml version="1.0" encoding="utf-8"?>
<math xmlns="http://www.w3.org/1998/Math/MathML">
  <semantics>
    <mrow>
      <mrow>
        <mi>L</mi>
        <mo stretchy="false">=</mo>
        <mfrac>
          <mrow>
            <mi>n</mi>
            <mi>λ</mi>
          </mrow>
          <mn>2</mn>
        </mfrac>
      </mrow>
    </mrow>
    <annotation encoding="StarMath 5.0">L = {n λ} over 2</annotation>
  </semantics>
</math>
</file>

<file path=Object 42/content.xml><?xml version="1.0" encoding="utf-8"?>
<math xmlns="http://www.w3.org/1998/Math/MathML">
  <semantics>
    <mrow>
      <mrow>
        <mi>L</mi>
        <mo stretchy="false">=</mo>
        <mfrac>
          <mrow>
            <mi>n</mi>
            <mi>λ</mi>
          </mrow>
          <mn>4</mn>
        </mfrac>
      </mrow>
    </mrow>
    <annotation encoding="StarMath 5.0">L = { n λ} over 4</annotation>
  </semantics>
</math>
</file>

<file path=Object 43/content.xml><?xml version="1.0" encoding="utf-8"?>
<math xmlns="http://www.w3.org/1998/Math/MathML">
  <semantics>
    <mrow>
      <mrow>
        <msub>
          <mi>v</mi>
          <mi mathvariant="italic">sound</mi>
        </msub>
        <mo stretchy="false">≈</mo>
        <mn>343</mn>
      </mrow>
      <mrow>
        <mi>m</mi>
        <mo stretchy="false">/</mo>
        <mi>s</mi>
      </mrow>
    </mrow>
    <annotation encoding="StarMath 5.0">v sub sound approx 343 m/s</annotation>
  </semantics>
</math>
</file>

<file path=Object 44/content.xml><?xml version="1.0" encoding="utf-8"?>
<math xmlns="http://www.w3.org/1998/Math/MathML">
  <semantics>
    <mrow>
      <mrow>
        <mi>c</mi>
        <mo stretchy="false">=</mo>
        <mrow>
          <mn>2.998</mn>
          <mo stretchy="false">×</mo>
          <msup>
            <mn>10</mn>
            <mn>8</mn>
          </msup>
        </mrow>
      </mrow>
      <mrow>
        <mrow>
          <mi>m</mi>
          <mo stretchy="false">/</mo>
          <mi>s</mi>
        </mrow>
        <mo stretchy="false">≈</mo>
        <mrow>
          <mn>3</mn>
          <mo stretchy="false">×</mo>
          <msup>
            <mn>10</mn>
            <mn>8</mn>
          </msup>
        </mrow>
      </mrow>
      <mrow>
        <mi>m</mi>
        <mo stretchy="false">/</mo>
        <mi>s</mi>
      </mrow>
    </mrow>
    <annotation encoding="StarMath 5.0">c = 2.998 times 10^8 m/s approx 3 times 10^8 m/s</annotation>
  </semantics>
</math>
</file>

<file path=Object 5/content.xml><?xml version="1.0" encoding="utf-8"?>
<math xmlns="http://www.w3.org/1998/Math/MathML">
  <semantics>
    <mrow>
      <mrow>
        <mi mathvariant="italic">Δd</mi>
        <mo stretchy="false">=</mo>
        <msub>
          <mi>v</mi>
          <mi>i</mi>
        </msub>
      </mrow>
      <mrow>
        <mi mathvariant="italic">Δt</mi>
        <mo stretchy="false">+</mo>
        <mfrac>
          <mn>1</mn>
          <mn>2</mn>
        </mfrac>
      </mrow>
      <mi>a</mi>
      <msup>
        <mi mathvariant="italic">Δt</mi>
        <mn>2</mn>
      </msup>
    </mrow>
    <annotation encoding="StarMath 5.0">Δd = v sub i Δt + 1 over 2 a Δt^2</annotation>
  </semantics>
</math>
</file>

<file path=Object 6/content.xml><?xml version="1.0" encoding="utf-8"?>
<math xmlns="http://www.w3.org/1998/Math/MathML">
  <semantics>
    <mrow>
      <mrow>
        <msubsup>
          <mi>v</mi>
          <mi>f</mi>
          <mn>2</mn>
        </msubsup>
        <mo stretchy="false">=</mo>
        <mrow>
          <msubsup>
            <mi>v</mi>
            <mi>i</mi>
            <mn>2</mn>
          </msubsup>
          <mo stretchy="false">+</mo>
          <mn>2</mn>
        </mrow>
      </mrow>
      <mi>a</mi>
      <mi mathvariant="italic">Δd</mi>
    </mrow>
    <annotation encoding="StarMath 5.0">v sub f ^2  = v sub i ^2 + 2 a Δd</annotation>
  </semantics>
</math>
</file>

<file path=Object 7/content.xml><?xml version="1.0" encoding="utf-8"?>
<math xmlns="http://www.w3.org/1998/Math/MathML">
  <semantics>
    <mrow>
      <mrow>
        <mover accent="true">
          <mi>F</mi>
          <mo stretchy="false">⃗</mo>
        </mover>
        <mo stretchy="false">=</mo>
        <mi>m</mi>
      </mrow>
      <mover accent="true">
        <mi>a</mi>
        <mo stretchy="false">⃗</mo>
      </mover>
    </mrow>
    <annotation encoding="StarMath 5.0">vec F = m vec a </annotation>
  </semantics>
</math>
</file>

<file path=Object 8/content.xml><?xml version="1.0" encoding="utf-8"?>
<math xmlns="http://www.w3.org/1998/Math/MathML">
  <semantics>
    <mrow>
      <mrow>
        <msub>
          <mi>F</mi>
          <mi>f</mi>
        </msub>
        <mo stretchy="false">=</mo>
        <mi>μ</mi>
      </mrow>
      <msub>
        <mi>F</mi>
        <mi>N</mi>
      </msub>
    </mrow>
    <annotation encoding="StarMath 5.0">F sub f = μ F sub N</annotation>
  </semantics>
</math>
</file>

<file path=Object 9/content.xml><?xml version="1.0" encoding="utf-8"?>
<math xmlns="http://www.w3.org/1998/Math/MathML">
  <semantics>
    <mrow>
      <mrow>
        <mrow>
          <mi>W</mi>
          <mo stretchy="false">≡</mo>
          <mrow>
            <mover accent="true">
              <mi>F</mi>
              <mo stretchy="false">⃗</mo>
            </mover>
            <mo stretchy="false">⋅</mo>
            <mover accent="true">
              <mi>d</mi>
              <mo stretchy="false">⃗</mo>
            </mover>
          </mrow>
        </mrow>
        <mo stretchy="false">=</mo>
        <mi>F</mi>
      </mrow>
      <mi>d</mi>
      <mi>cos</mi>
      <mi>θ</mi>
    </mrow>
    <annotation encoding="StarMath 5.0">W equiv vec F cdot vec d = F d cos θ</annotation>
  </semantics>
</math>
</file>